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0F2ABAF0EB8E074F80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2a0" officeooo:paragraph-rsid="00177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0.212cm" svg:y="-1.746cm" svg:width="21.22cm" svg:height="6.403cm" draw:z-index="0"><draw:image xlink:href="Pictures/1000020100000322000000F2ABAF0EB8E074F808.png" xlink:type="simple" xlink:show="embed" xlink:actuate="onLoad" loext:mime-type="image/png"/></draw:frame><draw:frame draw:style-name="fr1" draw:name="Image1" text:anchor-type="paragraph" svg:x="0.212cm" svg:y="-1.746cm" svg:width="21.22cm" svg:height="6.403cm" draw:z-index="1"><draw:image xlink:href="Pictures/1000020100000322000000F2ABAF0EB8E074F808.png" xlink:type="simple" xlink:show="embed" xlink:actuate="onLoad" loext:mime-type="image/png"/></draw:frame><draw:frame draw:style-name="fr1" draw:name="Image3" text:anchor-type="paragraph" svg:x="0.212cm" svg:y="5.255cm" svg:width="21.22cm" svg:height="6.403cm" draw:z-index="2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4" text:anchor-type="paragraph" svg:x="0.212cm" svg:y="7.255cm" svg:width="21.22cm" svg:height="6.403cm" draw:z-index="3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5" text:anchor-type="paragraph" svg:x="0.212cm" svg:y="7.255cm" svg:width="21.22cm" svg:height="6.403cm" draw:z-index="4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6" text:anchor-type="paragraph" svg:x="0.212cm" svg:y="-1.746cm" svg:width="21.22cm" svg:height="6.403cm" draw:z-index="5"><draw:image xlink:href="Pictures/1000020100000322000000F2ABAF0EB8E074F808.png" xlink:type="simple" xlink:show="embed" xlink:actuate="onLoad" loext:mime-type="image/png"/></draw:frame><draw:frame draw:style-name="fr1" draw:name="Image7" text:anchor-type="paragraph" svg:x="0.212cm" svg:y="5.255cm" svg:width="21.22cm" svg:height="6.403cm" draw:z-index="6"><draw:image xlink:href="Pictures/1000020100000322000000F2ABAF0EB8E074F808.png" xlink:type="simple" xlink:show="embed" xlink:actuate="onLoad" loext:mime-type="image/png"/></draw:frame><text:soft-page-break/></text:p>
      <text:p text:style-name="Standard"><draw:frame draw:style-name="fr1" draw:name="Image8" text:anchor-type="paragraph" svg:x="0.212cm" svg:y="7.255cm" svg:width="21.22cm" svg:height="6.403cm" draw:z-index="7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9" text:anchor-type="paragraph" svg:x="0.212cm" svg:y="7.255cm" svg:width="21.22cm" svg:height="6.403cm" draw:z-index="8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10" text:anchor-type="paragraph" svg:x="0.212cm" svg:y="-1.746cm" svg:width="21.22cm" svg:height="6.403cm" draw:z-index="9"><draw:image xlink:href="Pictures/1000020100000322000000F2ABAF0EB8E074F808.png" xlink:type="simple" xlink:show="embed" xlink:actuate="onLoad" loext:mime-type="image/png"/></draw:frame><draw:frame draw:style-name="fr1" draw:name="Image11" text:anchor-type="paragraph" svg:x="0.212cm" svg:y="5.255cm" svg:width="21.22cm" svg:height="6.403cm" draw:z-index="10"><draw:image xlink:href="Pictures/1000020100000322000000F2ABAF0EB8E074F808.png" xlink:type="simple" xlink:show="embed" xlink:actuate="onLoad" loext:mime-type="image/png"/></draw:frame><text:soft-page-break/></text:p>
      <text:p text:style-name="Standard"><draw:frame draw:style-name="fr1" draw:name="Image12" text:anchor-type="paragraph" svg:x="0.212cm" svg:y="7.255cm" svg:width="21.22cm" svg:height="6.403cm" draw:z-index="11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13" text:anchor-type="paragraph" svg:x="0.212cm" svg:y="7.255cm" svg:width="21.22cm" svg:height="6.403cm" draw:z-index="12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14" text:anchor-type="paragraph" svg:x="0.212cm" svg:y="-1.746cm" svg:width="21.22cm" svg:height="6.403cm" draw:z-index="13"><draw:image xlink:href="Pictures/1000020100000322000000F2ABAF0EB8E074F808.png" xlink:type="simple" xlink:show="embed" xlink:actuate="onLoad" loext:mime-type="image/png"/></draw:frame><draw:frame draw:style-name="fr1" draw:name="Image15" text:anchor-type="paragraph" svg:x="0.212cm" svg:y="5.255cm" svg:width="21.22cm" svg:height="6.403cm" draw:z-index="14"><draw:image xlink:href="Pictures/1000020100000322000000F2ABAF0EB8E074F808.png" xlink:type="simple" xlink:show="embed" xlink:actuate="onLoad" loext:mime-type="image/png"/></draw:frame><text:soft-page-break/></text:p>
      <text:p text:style-name="Standard"><draw:frame draw:style-name="fr1" draw:name="Image16" text:anchor-type="paragraph" svg:x="0.212cm" svg:y="7.255cm" svg:width="21.22cm" svg:height="6.403cm" draw:z-index="15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17" text:anchor-type="paragraph" svg:x="0.212cm" svg:y="7.255cm" svg:width="21.22cm" svg:height="6.403cm" draw:z-index="16"><draw:image xlink:href="Pictures/1000020100000322000000F2ABAF0EB8E074F808.png" xlink:type="simple" xlink:show="embed" xlink:actuate="onLoad" loext:mime-type="image/png"/></draw:frame></text:p>
      <text:p text:style-name="Standard"><draw:frame draw:style-name="fr1" draw:name="Image18" text:anchor-type="paragraph" svg:x="0.212cm" svg:y="-1.746cm" svg:width="21.22cm" svg:height="6.403cm" draw:z-index="17"><draw:image xlink:href="Pictures/1000020100000322000000F2ABAF0EB8E074F808.png" xlink:type="simple" xlink:show="embed" xlink:actuate="onLoad" loext:mime-type="image/png"/></draw:frame><draw:frame draw:style-name="fr1" draw:name="Image19" text:anchor-type="paragraph" svg:x="0.212cm" svg:y="5.255cm" svg:width="21.22cm" svg:height="6.403cm" draw:z-index="18"><draw:image xlink:href="Pictures/1000020100000322000000F2ABAF0EB8E074F808.png" xlink:type="simple" xlink:show="embed" xlink:actuate="onLoad" loext:mime-type="image/png"/></draw:frame><text:soft-page-break/></text:p>
      <text:p text:style-name="Standard"><draw:frame draw:style-name="fr1" draw:name="Image20" text:anchor-type="paragraph" svg:x="0.212cm" svg:y="6.879cm" svg:width="21.22cm" svg:height="6.403cm" draw:z-index="19"><draw:image xlink:href="Pictures/1000020100000322000000F2ABAF0EB8E074F808.png" xlink:type="simple" xlink:show="embed" xlink:actuate="onLoad" loext:mime-type="image/png"/></draw:frame><draw:frame draw:style-name="fr1" draw:name="Image21" text:anchor-type="paragraph" svg:x="0.212cm" svg:y="14.256cm" svg:width="21.22cm" svg:height="6.403cm" draw:z-index="20"><draw:image xlink:href="Pictures/1000020100000322000000F2ABAF0EB8E074F808.png" xlink:type="simple" xlink:show="embed" xlink:actuate="onLoad" loext:mime-type="image/png"/></draw:frame></text:p>
      <text:p text:style-name="P1"/>
      <text:p text:style-name="P1"><draw:frame draw:style-name="fr1" draw:name="Image22" text:anchor-type="paragraph" svg:x="0.212cm" svg:y="-1.746cm" svg:width="21.22cm" svg:height="6.403cm" draw:z-index="21"><draw:image xlink:href="Pictures/1000020100000322000000F2ABAF0EB8E074F808.png" xlink:type="simple" xlink:show="embed" xlink:actuate="onLoad" loext:mime-type="image/png"/></draw:frame><draw:frame draw:style-name="fr1" draw:name="Image23" text:anchor-type="paragraph" svg:x="0.212cm" svg:y="5.255cm" svg:width="21.22cm" svg:height="6.403cm" draw:z-index="22"><draw:image xlink:href="Pictures/1000020100000322000000F2ABAF0EB8E074F808.png" xlink:type="simple" xlink:show="embed" xlink:actuate="onLoad" loext:mime-type="image/png"/></draw:frame><text:soft-page-break/></text:p>
      <text:p text:style-name="P1"><draw:frame draw:style-name="fr1" draw:name="Image24" text:anchor-type="paragraph" svg:x="0.212cm" svg:y="7.255cm" svg:width="21.22cm" svg:height="6.403cm" draw:z-index="23"><draw:image xlink:href="Pictures/1000020100000322000000F2ABAF0EB8E074F808.png" xlink:type="simple" xlink:show="embed" xlink:actuate="onLoad" loext:mime-type="image/png"/></draw:frame></text:p>
      <text:p text:style-name="P1"><draw:frame draw:style-name="fr1" draw:name="Image25" text:anchor-type="paragraph" svg:x="0.212cm" svg:y="7.255cm" svg:width="21.22cm" svg:height="6.403cm" draw:z-index="24"><draw:image xlink:href="Pictures/1000020100000322000000F2ABAF0EB8E074F8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8:04:15.458519463</meta:creation-date>
    <dc:date>2019-11-05T18:14:36.401313764</dc:date>
    <meta:editing-duration>PT8M</meta:editing-duration>
    <meta:editing-cycles>2</meta:editing-cycles>
    <meta:generator>LibreOffice/6.2.7.1$Linux_X86_64 LibreOffice_project/20$Build-1</meta:generator>
    <meta:document-statistic meta:table-count="0" meta:image-count="25" meta:object-count="0" meta:page-count="6" meta:paragraph-count="0" meta:word-count="0" meta:character-count="0" meta:non-whitespace-character-count="0"/>
  </office:meta>
</office:document-meta>
</file>